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language="sv" fo:country="SE" fo:font-weight="normal" officeooo:rsid="00180584" officeooo:paragraph-rsid="0022d185" style:font-size-asian="10.5pt" style:font-weight-asian="normal" style:font-size-complex="12pt" style:font-weight-complex="normal"/>
    </style:style>
    <style:style style:name="P2" style:family="paragraph" style:parent-style-name="Standard">
      <style:text-properties fo:font-size="12pt" fo:language="sv" fo:country="SE" fo:font-weight="normal" officeooo:rsid="001604d0" officeooo:paragraph-rsid="0022d185" style:font-size-asian="12pt" style:font-weight-asian="normal" style:font-size-complex="12pt" style:font-weight-complex="normal"/>
    </style:style>
    <style:style style:name="P3" style:family="paragraph" style:parent-style-name="Standard">
      <style:text-properties fo:font-size="12pt" fo:language="sv" fo:country="SE" officeooo:rsid="001297ab" officeooo:paragraph-rsid="0022d185" style:font-size-asian="12pt" style:font-size-complex="12pt"/>
    </style:style>
    <style:style style:name="P4" style:family="paragraph" style:parent-style-name="Standard">
      <style:text-properties fo:font-size="12pt" fo:language="sv" fo:country="SE" fo:font-weight="bold" officeooo:rsid="0010ed54" officeooo:paragraph-rsid="0022d185"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8pt" fo:language="sv" fo:country="SE" fo:font-weight="bold" officeooo:rsid="0010ed54" officeooo:paragraph-rsid="0022d185"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sv" fo:country="SE" fo:font-weight="bold" officeooo:rsid="0029019c" officeooo:paragraph-rsid="0029019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language="sv" fo:country="SE" fo:font-weight="bold" officeooo:rsid="00256e8a" officeooo:paragraph-rsid="00256e8a"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language="sv" fo:country="SE" style:text-underline-style="none" fo:font-weight="bold" officeooo:rsid="0029019c" officeooo:paragraph-rsid="0029019c" style:font-size-asian="18pt" style:font-weight-asian="bold" style:font-size-complex="18pt" style:font-weight-complex="bold"/>
    </style:style>
    <style:style style:name="P9" style:family="paragraph" style:parent-style-name="Standard">
      <style:text-properties fo:language="sv" fo:country="SE" officeooo:rsid="000ef88a" officeooo:paragraph-rsid="0022d185"/>
    </style:style>
    <style:style style:name="P10" style:family="paragraph" style:parent-style-name="Standard">
      <style:text-properties fo:language="sv" fo:country="SE" officeooo:rsid="0010ed54" officeooo:paragraph-rsid="0022d185"/>
    </style:style>
    <style:style style:name="P11" style:family="paragraph" style:parent-style-name="Standard">
      <style:paragraph-properties fo:text-align="center" style:justify-single-word="false"/>
      <style:text-properties fo:language="sv" fo:country="SE" officeooo:rsid="0010ed54" officeooo:paragraph-rsid="0022d185"/>
    </style:style>
    <style:style style:name="P12" style:family="paragraph" style:parent-style-name="Standard">
      <style:text-properties fo:language="sv" fo:country="SE" officeooo:rsid="001297ab" officeooo:paragraph-rsid="0022d185"/>
    </style:style>
    <style:style style:name="P13" style:family="paragraph" style:parent-style-name="Standard">
      <style:text-properties fo:language="sv" fo:country="SE" fo:font-weight="bold" officeooo:rsid="001297ab" officeooo:paragraph-rsid="0022d185" style:font-weight-asian="bold" style:font-weight-complex="bold"/>
    </style:style>
    <style:style style:name="P14" style:family="paragraph" style:parent-style-name="Standard">
      <style:text-properties fo:language="sv" fo:country="SE" officeooo:rsid="001fd21c" officeooo:paragraph-rsid="001fd21c"/>
    </style:style>
    <style:style style:name="P15" style:family="paragraph" style:parent-style-name="Standard">
      <style:text-properties fo:language="sv" fo:country="SE" officeooo:rsid="0024bbc0" officeooo:paragraph-rsid="0024bbc0"/>
    </style:style>
    <style:style style:name="P16" style:family="paragraph" style:parent-style-name="Standard">
      <style:text-properties fo:language="sv" fo:country="SE" officeooo:rsid="0024bbc0" officeooo:paragraph-rsid="001fd21c"/>
    </style:style>
    <style:style style:name="P17" style:family="paragraph" style:parent-style-name="Standard">
      <style:text-properties fo:language="sv" fo:country="SE" officeooo:rsid="0029019c" officeooo:paragraph-rsid="0029019c"/>
    </style:style>
    <style:style style:name="P18" style:family="paragraph" style:parent-style-name="Standard">
      <style:text-properties fo:language="sv" fo:country="SE" officeooo:rsid="00256e8a" officeooo:paragraph-rsid="00256e8a"/>
    </style:style>
    <style:style style:name="P19" style:family="paragraph" style:parent-style-name="Standard">
      <style:text-properties fo:language="sv" fo:country="SE" officeooo:rsid="0030f790" officeooo:paragraph-rsid="0030f790"/>
    </style:style>
    <style:style style:name="P20" style:family="paragraph" style:parent-style-name="Standard">
      <style:text-properties fo:font-size="14pt" fo:language="sv" fo:country="SE" fo:font-weight="bold" officeooo:rsid="001297ab" officeooo:paragraph-rsid="0022d185" style:font-size-asian="14pt" style:font-weight-asian="bold" style:font-size-complex="14pt" style:font-weight-complex="bold"/>
    </style:style>
    <style:style style:name="P21" style:family="paragraph" style:parent-style-name="Standard">
      <style:text-properties fo:font-size="14pt" fo:language="sv" fo:country="SE" fo:font-weight="bold" officeooo:rsid="001604d0" officeooo:paragraph-rsid="0022d185" style:font-size-asian="14pt" style:font-weight-asian="bold" style:font-size-complex="14pt" style:font-weight-complex="bold"/>
    </style:style>
    <style:style style:name="P22" style:family="paragraph" style:parent-style-name="Standard">
      <style:text-properties fo:color="#cccccc" loext:opacity="100%" style:font-name="Droid Sans Mono" fo:font-size="12pt" fo:language="sv" fo:country="SE" fo:font-weight="normal" officeooo:rsid="001297ab" officeooo:paragraph-rsid="0022d185" fo:background-color="transparent" style:font-size-asian="12pt" style:font-size-complex="12pt"/>
    </style:style>
    <style:style style:name="P23" style:family="paragraph" style:parent-style-name="Standard">
      <style:paragraph-properties style:line-height-at-least="0.198in"/>
      <style:text-properties fo:color="#000000" loext:opacity="100%" style:font-name="Droid Sans Mono" fo:font-size="12pt" fo:language="sv" fo:country="SE" fo:font-weight="normal" officeooo:paragraph-rsid="0022d185" fo:background-color="transparent" style:font-size-asian="12pt" style:font-size-complex="12pt"/>
    </style:style>
    <style:style style:name="P24" style:family="paragraph" style:parent-style-name="Standard">
      <style:text-properties fo:color="#000000" loext:opacity="100%" style:font-name="Droid Sans Mono" fo:font-size="12pt" fo:language="sv" fo:country="SE" fo:font-weight="normal" officeooo:rsid="001297ab" officeooo:paragraph-rsid="0022d185" fo:background-color="transparent" style:font-size-asian="12pt" style:font-size-complex="12pt"/>
    </style:style>
    <style:style style:name="P25" style:family="paragraph" style:parent-style-name="Standard">
      <style:paragraph-properties style:line-height-at-least="0.198in"/>
      <style:text-properties fo:color="#000000" loext:opacity="100%" style:font-name="Liberation Serif" fo:font-size="12pt" fo:language="sv" fo:country="SE" fo:font-weight="normal" officeooo:rsid="0014c2b6" officeooo:paragraph-rsid="0022d185" fo:background-color="transparent" style:font-size-asian="12pt" style:font-size-complex="12pt"/>
    </style:style>
    <style:style style:name="P26" style:family="paragraph" style:parent-style-name="Standard">
      <style:paragraph-properties style:line-height-at-least="0.198in"/>
      <style:text-properties fo:color="#000000" loext:opacity="100%" style:font-name="Liberation Serif" fo:font-size="12pt" fo:language="sv" fo:country="SE" fo:font-weight="normal" officeooo:rsid="001604d0" officeooo:paragraph-rsid="0022d185" fo:background-color="transparent" style:font-size-asian="12pt" style:font-size-complex="12pt"/>
    </style:style>
    <style:style style:name="P27" style:family="paragraph" style:parent-style-name="Standard">
      <style:text-properties fo:color="#000000" loext:opacity="100%" fo:font-size="12pt" fo:language="sv" fo:country="SE" officeooo:rsid="001297ab" officeooo:paragraph-rsid="0022d185" fo:background-color="transparent" style:font-size-asian="12pt" style:font-size-complex="12pt"/>
    </style:style>
    <style:style style:name="P28" style:family="paragraph" style:parent-style-name="Standard">
      <style:text-properties fo:color="#000000" loext:opacity="100%" fo:font-size="12pt" fo:language="sv" fo:country="SE" officeooo:rsid="0014efd2" officeooo:paragraph-rsid="0022d185" fo:background-color="transparent" style:font-size-asian="12pt" style:font-size-complex="12pt"/>
    </style:style>
    <style:style style:name="P29" style:family="paragraph" style:parent-style-name="Standard">
      <style:text-properties fo:color="#000000" loext:opacity="100%" fo:language="sv" fo:country="SE" officeooo:rsid="001297ab" officeooo:paragraph-rsid="0022d185" fo:background-color="transparent"/>
    </style:style>
    <style:style style:name="P30" style:family="paragraph" style:parent-style-name="Standard">
      <style:paragraph-properties fo:text-align="center" style:justify-single-word="false"/>
      <style:text-properties fo:font-size="24pt" fo:language="sv" fo:country="SE" style:text-underline-style="solid" style:text-underline-width="auto" style:text-underline-color="font-color" fo:font-weight="bold" officeooo:rsid="001fd21c" officeooo:paragraph-rsid="001fd21c"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Liberation Serif" fo:font-size="18pt" fo:language="sv" fo:country="SE" fo:font-weight="bold" officeooo:rsid="0030f790" officeooo:paragraph-rsid="0030f790"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36pt" fo:language="sv" fo:country="SE" style:text-underline-style="solid" style:text-underline-width="auto" style:text-underline-color="font-color" fo:font-weight="bold" officeooo:rsid="0030f790" officeooo:paragraph-rsid="0030f790" style:font-size-asian="36pt" style:font-weight-asian="bold" style:font-size-complex="36pt" style:font-weight-complex="bold"/>
    </style:style>
    <style:style style:name="P33" style:family="paragraph" style:parent-style-name="Standard">
      <style:paragraph-properties fo:text-align="center" style:justify-single-word="false"/>
      <style:text-properties fo:font-size="18pt" fo:language="sv" fo:country="SE" fo:font-weight="bold" officeooo:rsid="0010ed54" officeooo:paragraph-rsid="0022d185"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language="sv" fo:country="SE" fo:font-weight="bold" officeooo:rsid="0029019c" officeooo:paragraph-rsid="0029019c"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24pt" fo:language="sv" fo:country="SE" style:text-underline-style="solid" style:text-underline-width="auto" style:text-underline-color="font-color" fo:font-weight="bold" officeooo:rsid="001fd21c" officeooo:paragraph-rsid="001fd21c" style:font-size-asian="24pt" style:font-weight-asian="bold" style:font-size-complex="24pt" style:font-weight-complex="bold"/>
    </style:style>
    <style:style style:name="T1" style:family="text">
      <style:text-properties officeooo:rsid="00214524"/>
    </style:style>
    <style:style style:name="T2" style:family="text">
      <style:text-properties fo:color="#000000" loext:opacity="100%"/>
    </style:style>
    <style:style style:name="T3" style:family="text">
      <style:text-properties fo:color="#000000" loext:opacity="100%" officeooo:rsid="0014c2b6"/>
    </style:style>
    <style:style style:name="T4" style:family="text">
      <style:text-properties officeooo:rsid="0014c2b6"/>
    </style:style>
    <style:style style:name="T5" style:family="text">
      <style:text-properties officeooo:rsid="0014efd2"/>
    </style:style>
    <style:style style:name="T6" style:family="text">
      <style:text-properties officeooo:rsid="00243626"/>
    </style:style>
    <style:style style:name="T7" style:family="text">
      <style:text-properties officeooo:rsid="001a5140"/>
    </style:style>
    <style:style style:name="T8" style:family="text">
      <style:text-properties officeooo:rsid="00149421"/>
    </style:style>
    <style:style style:name="T9" style:family="text">
      <style:text-properties officeooo:rsid="00239502"/>
    </style:style>
    <style:style style:name="T10" style:family="text">
      <style:text-properties officeooo:rsid="0015c5f2"/>
    </style:style>
    <style:style style:name="T11" style:family="text">
      <style:text-properties officeooo:rsid="00232b95"/>
    </style:style>
    <style:style style:name="T12" style:family="text">
      <style:text-properties officeooo:rsid="001604d0"/>
    </style:style>
    <style:style style:name="T13" style:family="text">
      <style:text-properties officeooo:rsid="001e1831"/>
    </style:style>
    <style:style style:name="T14" style:family="text">
      <style:text-properties officeooo:rsid="00268d30"/>
    </style:style>
    <style:style style:name="T15" style:family="text">
      <style:text-properties officeooo:rsid="0030f790"/>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bold" officeooo:rsid="0016ba75" style:font-size-asian="18pt" style:font-weight-asian="bold" style:font-size-complex="18pt" style:font-weight-complex="bold"/>
    </style:style>
    <style:style style:name="T18" style:family="text">
      <style:text-properties officeooo:rsid="0031a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nalys av Projektet</text:p>
      <text:p text:style-name="P14"/>
      <text:p text:style-name="P30">1. Introduktion</text:p>
      <text:p text:style-name="P14"/>
      <text:p text:style-name="P15">Denna analys av projektet är uppdelat I <text:span text:style-name="T15">tre </text:span>delar. Den första delen går igenom syftet för projektet samt målgruppen den är riktad till och drar då breda slutsatser för hur projektet ska tacklas. Efter det så följer en sektion som går igenom den datan som tillhör projektet, hur datan är strukturerard och hur datan bör organiserars för att bäst passa projektets mål. Den tredje delen går igenom hur användargrännsnittet ska struktureras och hur användargränssnittet kan designas för att vara användarvänligt emot projektets tänkta målgrupp.</text:p>
      <text:p text:style-name="P14"/>
      <text:p text:style-name="P30">2. Syfte och Målgrupp</text:p>
      <text:p text:style-name="P14"/>
      <text:p text:style-name="P6">Syfte</text:p>
      <text:p text:style-name="P6"/>
      <text:p text:style-name="P14">Syftet med projektet är att skapa en <text:span text:style-name="T1">webb</text:span>applikation som främjar fridluftslivet, <text:span text:style-name="T1">hälsa och turism inom Gävle på ett användarvänligt sätt. Webbaplikationen ska låta användarna kunna hitta bland annat idrottsplatser, motionspår och andra platser relaterade till friluftsliv och motion. Eftersom målgruppen för applikationen förväntas att inte nödvändigtvis vara tekniskt kunnande krävs det att applikationen är lätt att använda och att det ska kunna vara enkelt att hitta den information som användarna söker. Användargränssnittet ska helst vara relativt simpelt med enkla och tydliga menyer och ett interface som gör det lätt att kunna anpassa till en smartphone </text:span><text:span text:style-name="T18">eller surfplatta</text:span><text:span text:style-name="T1">.</text:span></text:p>
      <text:p text:style-name="P14"/>
      <text:p text:style-name="P8">Målgrupp</text:p>
      <text:p text:style-name="P17"/>
      <text:p text:style-name="P17">Målgruppen är personer som lätt vill kunna hitta olika platser anpassade för friluftsaktiviteter och hälsa inom Gävle, detta inkluderar då både män och kvinnor, gamla som unga. Applikationen förväntas användas av både dom som är mer tekniskt kunnande men också personer som inte nödvändigtvis har en bra koll på hur teknologi fungerar.</text:p>
      <text:p text:style-name="P14"/>
      <text:p text:style-name="P30"/>
      <text:p text:style-name="P30"/>
      <text:p text:style-name="P30">3. Data</text:p>
      <text:p text:style-name="P14"/>
      <text:p text:style-name="P5">Översikt</text:p>
      <text:p text:style-name="P9"/>
      <text:p text:style-name="P9">Datan för projektet kommer som GeoJSON filer. GeoJSON är helt enkelt bara JSON-filer som är anpassade för spatial data. I dessa filer är datan organiserad som så kallade “featurecollections” och “features”. En feature I GeoJSON är ett objekt som innehåller spatial data och en FeatureCollection är helt enkelt en samling av feature-objekt som innehåller spatiala datatyper. Datan som vi använder till projektet använder bara sig av “point” och “LineString” datatyperna, alltså bara punkter och linjer.</text:p>
      <text:p text:style-name="P9"/>
      <text:p text:style-name="P5"><text:soft-page-break/>Hur datan är organiserad</text:p>
      <text:p text:style-name="P10"/>
      <text:p text:style-name="P3">Datan kommer som elva olika JSON-filer. Dessa filer är:</text:p>
      <text:p text:style-name="P3"/>
      <text:p text:style-name="P20">- badplatser.json</text:p>
      <text:p text:style-name="P12"/>
      <text:p text:style-name="P3">Innehåller data för vart badplatser befinner sig som en point samt beskrivningar av badplatserna. Objektets spatiala datatyp är en point och beskrivningarna är organiserade enligt följande princip:</text:p>
      <text:p text:style-name="P3"/>
      <text:p text:style-name="P22"><text:span text:style-name="T2">“NAMN": "</text:span><text:span text:style-name="T3">Namnet på platsen där den befinner sig</text:span><text:span text:style-name="T2">",</text:span></text:p>
      <text:p text:style-name="P23">"GATUADRESS": "<text:span text:style-name="T4">Gatuadressen</text:span>",</text:p>
      <text:p text:style-name="P23">"ORT": "<text:span text:style-name="T4">Orten</text:span>",</text:p>
      <text:p text:style-name="P23">"BESKR_KORT": "<text:span text:style-name="T4">Beskrivning av badplatsen.</text:span>",</text:p>
      <text:p text:style-name="P23">"URL": "<text:span text:style-name="T4">Hemsida</text:span>",</text:p>
      <text:p text:style-name="P23">"UPDDATUM": "<text:span text:style-name="T4">Troligtvis senaste datumet då datan blev uppdaterad.</text:span>"</text:p>
      <text:p text:style-name="P23"/>
      <text:p text:style-name="P25">På vissa av badplatserna kan någon eller flera av dessa ha datatypen “null” istället för en string.</text:p>
      <text:p text:style-name="P12"/>
      <text:p text:style-name="P12"/>
      <text:p text:style-name="P20">- idrott_motion.json</text:p>
      <text:p text:style-name="P3">Innehåller data fört vart idrottsplattser befinner sig som en point samt beskrivningar av platserna. Datan är organiserad enligt följande princip:</text:p>
      <text:p text:style-name="P3"/>
      <text:p text:style-name="P24">"NAMN": "<text:span text:style-name="T5">Namnet på idrottsplatsen</text:span>",</text:p>
      <text:p text:style-name="P23">"GATUADRESS": “<text:span text:style-name="T5">Gatuadressen</text:span>”,</text:p>
      <text:p text:style-name="P23">"ORT": “<text:span text:style-name="T5">Orten</text:span>”,</text:p>
      <text:p text:style-name="P23">"BESKR_KORT": “<text:span text:style-name="T5">Beskrivning av idrottsplatsen</text:span>”,</text:p>
      <text:p text:style-name="P23">"URL": “<text:span text:style-name="T5">Hemsida</text:span>”,</text:p>
      <text:p text:style-name="P23">"UPDDATUM": "<text:span text:style-name="T4">Troligtvis senaste datumet då datan blev uppdaterad.</text:span>"</text:p>
      <text:p text:style-name="P27"/>
      <text:p text:style-name="P28">På vissa av idrottsplatserna kan en eller flera av dessa ha datatypen “null” istället för en string.</text:p>
      <text:p text:style-name="P3"/>
      <text:p text:style-name="P20"/>
      <text:p text:style-name="P20"/>
      <text:p text:style-name="P20"/>
      <text:p text:style-name="P20">- lekplatser.json</text:p>
      <text:p text:style-name="P3"><text:span text:style-name="T4">In</text:span><text:span text:style-name="T6">n</text:span><text:span text:style-name="T4">ehåller data för vart lekplatser befinner sig </text:span><text:span text:style-name="T7">som en point</text:span><text:span text:style-name="T4"> samt namn. </text:span><text:span text:style-name="T5">Eftersom lekplatserna bara in</text:span><text:span text:style-name="T6">n</text:span><text:span text:style-name="T5">ehåller namnet på lekplatsen så är datan organiserad enligt följande princip:</text:span></text:p>
      <text:p text:style-name="P3"/>
      <text:p text:style-name="P24">"Namn": "<text:span text:style-name="T5">Namn</text:span>"</text:p>
      <text:p text:style-name="P12"/>
      <text:p text:style-name="P12"/>
      <text:p text:style-name="P13"/>
      <text:p text:style-name="P20">- livr<text:span text:style-name="T8">a</text:span>ddningsutrus<text:span text:style-name="T8">t</text:span>ning.json</text:p>
      <text:p text:style-name="P12"/>
      <text:p text:style-name="P3"><text:span text:style-name="T4">I</text:span><text:span text:style-name="T9">n</text:span><text:span text:style-name="T4">nehåller data för vart livräddningsutrustning finns </text:span><text:span text:style-name="T7">som en point</text:span><text:span text:style-name="T4"> samt vad för typ av livsräddningsutrustning det är. </text:span><text:span text:style-name="T10">Datan är organiserad enligt följande princip:</text:span></text:p>
      <text:p text:style-name="P3"/>
      <text:p text:style-name="P24">"TYP": "<text:span text:style-name="T10">Typ av livräddningsutrustning</text:span>",</text:p>
      <text:p text:style-name="P23">"UPDDATUM": "<text:span text:style-name="T10">Troligtvis senaste datumet då datan blev uppdaterad.</text:span>"</text:p>
      <text:p text:style-name="P29"><text:soft-page-break/></text:p>
      <text:p text:style-name="P12"/>
      <text:p text:style-name="P20">- <text:span text:style-name="T8">motionsspar.json</text:span></text:p>
      <text:p text:style-name="P12"/>
      <text:p text:style-name="P3"><text:span text:style-name="T4">In</text:span><text:span text:style-name="T11">n</text:span><text:span text:style-name="T4">ehåller data för motionspår samt beskrivningar. </text:span><text:span text:style-name="T10">Motionspårets spatiala data är en linestring. Datan för beskrivningar är organiserad enligt följande princip:</text:span></text:p>
      <text:p text:style-name="P24"/>
      <text:p text:style-name="P23">"OBJEKTID":<text:span text:style-name="T10">objektID som INT</text:span>,</text:p>
      <text:p text:style-name="P23">"NAMN":"<text:span text:style-name="T10">Namnet samt längden på spåret I km</text:span>",</text:p>
      <text:p text:style-name="P23">"BESKRVN":"<text:span text:style-name="T10">Beskrivning av spåret</text:span>",</text:p>
      <text:p text:style-name="P23">"ANDAMAL":"<text:span text:style-name="T10">Ändamålet för motionsspåret (löpning, vandring etc)</text:span>",</text:p>
      <text:p text:style-name="P23">"INFO":"<text:span text:style-name="T10">Information om spåret</text:span>",</text:p>
      <text:p text:style-name="P23">"EXTRA_INFO":"<text:span text:style-name="T10">Extra information om spåret</text:span>",</text:p>
      <text:p text:style-name="P23">"BESTMLSR":”<text:span text:style-name="T10">Bestämmelser för vad som är tillåtet I spåret.</text:span>”,</text:p>
      <text:p text:style-name="P23">"Shape.STLength()":<text:span text:style-name="T10">Troligtvis längden för spåret</text:span>,</text:p>
      <text:p text:style-name="P23">"FILNAMN":"<text:span text:style-name="T10">Filnamnet (är “motionsspar” på alla)”</text:span></text:p>
      <text:p text:style-name="P12"/>
      <text:p text:style-name="P20">- <text:span text:style-name="T8">offentliga_toaletter.json</text:span></text:p>
      <text:p text:style-name="P12"/>
      <text:p text:style-name="P3">Innehåller data för vart offentliga toaletter finns som en point samt namn. Eftersom den beskrivande datan bara innehåller namn är den organiserad enligt följande princip:</text:p>
      <text:p text:style-name="P3"/>
      <text:p text:style-name="P24">"BENAMN": "Regementsparken"</text:p>
      <text:p text:style-name="P3"/>
      <text:p text:style-name="P20">- <text:span text:style-name="T8">papperskorgar.json</text:span></text:p>
      <text:p text:style-name="P12"/>
      <text:p text:style-name="P3">Innehåller data för vart papperskorgar finns som en point samt beskrivningar av papperskorgarna. Den beskrivande datan är organiserad enligt följande princip.</text:p>
      <text:p text:style-name="P3"/>
      <text:p text:style-name="P24">"PRODTYP": "<text:span text:style-name="T12">Vilken typ av soptunna det är</text:span>",</text:p>
      <text:p text:style-name="P23">"MATMETOD": “<text:span text:style-name="T12">Verkar inehålla information om soptunnan har någon form av digitalisering”</text:span>,</text:p>
      <text:p text:style-name="P23">"UPDDATUM": "<text:span text:style-name="T12">Troligtvis senaste datumet datan blev uppdaterad.</text:span>"</text:p>
      <text:p text:style-name="P12"/>
      <text:p text:style-name="P12"/>
      <text:p text:style-name="P12"/>
      <text:p text:style-name="P20">- <text:span text:style-name="T8">pulkabackar.json</text:span></text:p>
      <text:p text:style-name="P3"><text:span text:style-name="T4">Inehåller data för vart </text:span><text:span text:style-name="T13">pulkabackar </text:span><text:span text:style-name="T4">finns </text:span><text:span text:style-name="T7">som en point</text:span><text:span text:style-name="T4"> </text:span><text:span text:style-name="T12">samt objektID och namn. Eftersom den beskrivande datan bara inehåller objektID och namn är den organiserad enligt följande princip.</text:span></text:p>
      <text:p text:style-name="P3"/>
      <text:p text:style-name="P24">"OBJEKTID":<text:span text:style-name="T12">ObjektID som INT</text:span>,</text:p>
      <text:p text:style-name="P23">"NAMN":"<text:span text:style-name="T12">Namnet på pulkabacken</text:span>"</text:p>
      <text:p text:style-name="P3"/>
      <text:p text:style-name="P20">- <text:span text:style-name="T8">Rastplatser.json</text:span></text:p>
      <text:p text:style-name="P12"/>
      <text:p text:style-name="P3"><text:span text:style-name="T4">Inehåller data för vart rastplatser finns </text:span><text:span text:style-name="T7">som en point</text:span><text:span text:style-name="T4"> </text:span><text:span text:style-name="T12">samt beskrivning</text:span><text:span text:style-name="T4">. </text:span><text:span text:style-name="T12">Den beskrivande datan är organiserad enligt följande princip:</text:span></text:p>
      <text:p text:style-name="P3"/>
      <text:p text:style-name="P24">"OBJEKTID": <text:span text:style-name="T12">ObjektID som INT</text:span>,</text:p>
      <text:p text:style-name="P23">"NAMN":"<text:span text:style-name="T12">Namnet på rastplatsen</text:span>",</text:p>
      <text:p text:style-name="P23">"BESKRVN":"<text:span text:style-name="T12">Beskrivning av rastplatsen.</text:span>",</text:p>
      <text:p text:style-name="P23"><text:soft-page-break/>"ANDAMAL":"Rastplats",</text:p>
      <text:p text:style-name="P23">"INFO":"<text:span text:style-name="T12">Ändamålet för rastplatsen (är Rastplats på alla objekten)</text:span>",</text:p>
      <text:p text:style-name="P23">"FILNAMN":"<text:span text:style-name="T12">Filnamnet (Är Ratsplatser för alla objekten)</text:span>"</text:p>
      <text:p text:style-name="P23"/>
      <text:p text:style-name="P26">Värt att notera är att detta är den ända json-filen som startar med en stor bokstav.</text:p>
      <text:p text:style-name="P12"/>
      <text:p text:style-name="P20">- <text:span text:style-name="T4">spontanidrott.json</text:span></text:p>
      <text:p text:style-name="P3">Innehåller data för olika idrottsplatser som inte faller inom kriteriet för tidigare idrottsplatser, till exempel fotbollsplan och tennisbanor, samt beskrivande data. Den spatiala datatypen är en point, den beskrivande datan är organiserad enligt följande princip:</text:p>
      <text:p text:style-name="P3"/>
      <text:p text:style-name="P24">"NAMN":"<text:span text:style-name="T12">Namnet på idrottsplatsen</text:span>”,</text:p>
      <text:p text:style-name="P23">"TYP":"<text:span text:style-name="T12">Typ av idrottsplats</text:span>",</text:p>
      <text:p text:style-name="P23">"UPDDATUM":"<text:span text:style-name="T12">Troligtvis senaste datumet då datan blev uppdaterad</text:span>"</text:p>
      <text:p text:style-name="P12"/>
      <text:p text:style-name="P12"/>
      <text:p text:style-name="P20">- <text:span text:style-name="T4">utegym.json</text:span></text:p>
      <text:p text:style-name="P21"/>
      <text:p text:style-name="P2">Innehåller data för utegym samt namnet för utegymen. Eftersom den beskrivande datan bara innehåller namn är den organiserad enligt följande princip:</text:p>
      <text:p text:style-name="P2"/>
      <text:p text:style-name="P24">"NAMN":"Forsbacka Utegym"</text:p>
      <text:p text:style-name="P12"/>
      <text:p text:style-name="P5"/>
      <text:p text:style-name="P11"><text:span text:style-name="T16">Hur ska </text:span><text:span text:style-name="T17">datan organiseras</text:span><text:span text:style-name="T16">?</text:span></text:p>
      <text:p text:style-name="P4"/>
      <text:p text:style-name="P1">Eftersom flera av JSON-filerna behandlar objekt som hör till motions och idrottsplatser så föreslår jag att dessa JSON-filer borde organiseras under en underrubrik under ett namn som exempelvis “Motion och Idrott”. Om man trycker på denna knapp I appen så skulle användaren senare kunna sortera mer detaljerat efter vad dom letar efter, exempelvis bara utegym och spontanidrott. Motionspåren bör dock inte kopplas ihop med denna data utan istället vara en egen kategori då motionsspåren är de enda objekten som använder sig av linestrings för att rita ut en rutt. </text:p>
      <text:p text:style-name="P1"/>
      <text:p text:style-name="P1">På samma sätt skulle lekplatser och pulkabackar kunna kategoriseras ihop då båda är relaterade till lek för barn, om vi skulle vilja göra det mer komplicerat skulle vi också kunna automatiskt filtrera ut pulkabackar då det inte är vinter men det går nog utanför omfattningen för detta projekt.</text:p>
      <text:p text:style-name="P14"/>
      <text:p text:style-name="P30"/>
      <text:p text:style-name="P30"/>
      <text:p text:style-name="P30"/>
      <text:p text:style-name="P30"/>
      <text:p text:style-name="P30"/>
      <text:p text:style-name="P30"/>
      <text:p text:style-name="P30"/>
      <text:p text:style-name="P30"><text:soft-page-break/></text:p>
      <text:p text:style-name="P30"/>
      <text:p text:style-name="P30"/>
      <text:p text:style-name="P30">4. Användargrännsnit och användarvänlighet</text:p>
      <text:p text:style-name="P16"/>
      <text:p text:style-name="P7">Översikt</text:p>
      <text:p text:style-name="P18"/>
      <text:p text:style-name="P18">Grännsnittet kommer att bestå av en karta som visar orådet kring Gävle och punkter som pekar ut de olika friluftsplatserna samt linjer som ritar ut de olika motionsspåren. Tanken är att det ska kunna gå att filtrera <text:span text:style-name="T14">mellan olika kategorier av data så att användaren kan se det dom vill se på kartan utan distraktioner. </text:span><text:span text:style-name="T15">Grännsnittet ska vara lätt att navigera och förstå även för dom som inte är kunniga inom teknologi. Helst borde allting förutom fuktioner att söka efter information behandlas genom ett simpelt interface där man klickar på knappar som sedan visar den information användaren är ute efter. Sökfunktion behandlas då genom att skriva in det som användaren vill söka efter i en sökruta för att sedan visa resultat.</text:span></text:p>
      <text:p text:style-name="P18"/>
      <text:p text:style-name="P31">Hur grännsnittet ser ut</text:p>
      <text:p text:style-name="P14"/>
      <text:p text:style-name="P19">Sidans design kommer att vara centrerad runt en karta med en header och en footer på toppen och botten av sidan. Headern ska då inkludera knappar och menyer som låter användaren filtrera den data som visas upp på kartan enligt det som beskrivits i översikten för denna sektion men också i datasektionen. Med detta typ av interface borde det också vara lätt att designa sidan runt responsiv design för att också få sidan att funka bra på både en mobiltelefon och en da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22:46:05.461117348</meta:creation-date>
    <dc:date>2025-05-05T16:45:22.718869777</dc:date>
    <meta:editing-duration>PT3H51M58S</meta:editing-duration>
    <meta:editing-cycles>7</meta:editing-cycles>
    <meta:generator>LibreOffice/7.3.7.2$Linux_X86_64 LibreOffice_project/30$Build-2</meta:generator>
    <meta:document-statistic meta:table-count="0" meta:image-count="0" meta:object-count="0" meta:page-count="5" meta:paragraph-count="86" meta:word-count="1204" meta:character-count="8401" meta:non-whitespace-character-count="7282"/>
  </office:meta>
</office:document-meta>
</file>